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bito entre los escombros de las mentes, desde que los hombres alcanzaron su improbable raciocinio. He aprendido a medir el tiempo con sus patrones, he aprendido a utilizar sus palabras, y he olvidado mis recuerdos, que solo puedo consultar en registros remotos.<text:line-break/><text:line-break/>A veces, entre las eras, emerjo en alguna memoria humana, que se traiciona, y comienza a utilizarme para interpretar su entorno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0T18:46:10.69</meta:creation-date>
    <dc:date>2010-11-30T18:45:21</dc:date>
    <meta:editing-duration>PT00H01M17S</meta:editing-duration>
    <meta:editing-cycles>3</meta:editing-cycles>
    <meta:generator>OpenOffice.org/3.2$Linux OpenOffice.org_project/320m12$Build-9483</meta:generator>
    <dc:creator>Miguel Iglesias</dc:creator>
    <meta:document-statistic meta:table-count="0" meta:image-count="0" meta:object-count="0" meta:page-count="1" meta:paragraph-count="1" meta:word-count="63" meta:character-count="394"/>
  </office:meta>
</office:document-meta>
</file>